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0eac2" officeooo:paragraph-rsid="0010eac2" style:font-weight-asian="bold" style:font-weight-complex="bold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background-color="#ffff00"/>
    </style:style>
    <style:style style:name="T1" style:family="text">
      <style:text-properties officeooo:rsid="0010e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Jetpack Compose ejecuta tus elementos que admiten composición por primera vez durante ___, y realizará un seguimiento de esos elementos que llamas a fin de describir la IU.</text:p>
      <text:p text:style-name="Standard"/>
      <text:p text:style-name="P4">Composición inicial</text:p>
      <text:p text:style-name="Standard"/>
      <text:p text:style-name="Standard">Recomposición</text:p>
      <text:p text:style-name="Standard"/>
      <text:p text:style-name="Standard">Cambio de estado</text:p>
      <text:p text:style-name="Standard"/>
      <text:p text:style-name="Standard">Cierre inesperado de la app</text:p>
      <text:p text:style-name="Standard"/>
      <text:p text:style-name="P1"><text:span text:style-name="T1">2. </text:span>La única forma de modificar un objeto Composition es mediante la recomposición.</text:p>
      <text:p text:style-name="Standard"/>
      <text:p text:style-name="P4">Verdadero</text:p>
      <text:p text:style-name="Standard"/>
      <text:p text:style-name="Standard">Falso</text:p>
      <text:p text:style-name="Standard"/>
      <text:p text:style-name="P3"><text:span text:style-name="T1">3. </text:span>El/la ___ se genera cuando Jetpack Compose vuelve a ejecutar los elementos componibles que pueden haberse modificado en respuesta a los cambios de datos.</text:p>
      <text:p text:style-name="Standard"/>
      <text:p text:style-name="Standard">Composición inicial</text:p>
      <text:p text:style-name="Standard"/>
      <text:p text:style-name="P4">Recomposición</text:p>
      <text:p text:style-name="Standard"/>
      <text:p text:style-name="Standard">Cambio de estado</text:p>
      <text:p text:style-name="Standard"/>
      <text:p text:style-name="Standard">Cierre inesperado de la app</text:p>
      <text:p text:style-name="Standard"/>
      <text:p text:style-name="P1"><text:span text:style-name="T1">4. </text:span>___ en una aplicación es cualquier valor que puede cambiar con el tiempo.</text:p>
      <text:p text:style-name="Standard"/>
      <text:p text:style-name="P4">Estado</text:p>
      <text:p text:style-name="Standard"/>
      <text:p text:style-name="Standard">Valor</text:p>
      <text:p text:style-name="Standard"/>
      <text:p text:style-name="Standard">Cambio de valor</text:p>
      <text:p text:style-name="Standard"/>
      <text:p text:style-name="Standard">Valor del estado</text:p>
      <text:p text:style-name="Standard"/>
      <text:p text:style-name="P1"><text:span text:style-name="T1">5. </text:span>___ es un patrón en el que el estado se mueve hacia arriba para dejar a un componente sin estado.</text:p>
      <text:p text:style-name="P2"/>
      <text:p text:style-name="Standard">Cambio de estado</text:p>
      <text:p text:style-name="Standard"/>
      <text:p text:style-name="P4">Elevación de estado</text:p>
      <text:p text:style-name="Standard"/>
      <text:p text:style-name="Standard">Composición elevada</text:p>
      <text:p text:style-name="Standard"/>
      <text:p text:style-name="Standard">Recomposición</text:p>
      <text:p text:style-name="Standard"/>
      <text:p text:style-name="Standard"/>
      <text:p text:style-name="Standard"/>
      <text:p text:style-name="P1"><text:soft-page-break/><text:span text:style-name="T1">6. </text:span>¿Qué propiedad KeyboardAction se usa para mover el foco al siguiente elemento que admite composición?</text:p>
      <text:p text:style-name="Standard"/>
      <text:p text:style-name="Standard">onDone</text:p>
      <text:p text:style-name="Standard"/>
      <text:p text:style-name="P4">onNext</text:p>
      <text:p text:style-name="Standard"/>
      <text:p text:style-name="Standard">onGo</text:p>
      <text:p text:style-name="Standard"/>
      <text:p text:style-name="Standard">onSend</text:p>
      <text:p text:style-name="Standard"/>
      <text:p text:style-name="P1"><text:span text:style-name="T1">7. </text:span>¿Cuál de las siguientes funciones de Kotlin se usa para redondear un doble o flotante?</text:p>
      <text:p text:style-name="Standard"/>
      <text:p text:style-name="Standard">kotlin.math.ceilUp()</text:p>
      <text:p text:style-name="Standard"/>
      <text:p text:style-name="P4">kotlin.math.ceil()</text:p>
      <text:p text:style-name="Standard"/>
      <text:p text:style-name="Standard">kotlin.math.roundDown()</text:p>
      <text:p text:style-name="Standard"/>
      <text:p text:style-name="Standard">kotlin.math.roundUp()</text:p>
      <text:p text:style-name="Standard"/>
      <text:p text:style-name="P1"><text:span text:style-name="T1">8. </text:span>El Inspector de diseño es una herramienta de Jetpack Compose que te permite inspeccionar un diseño de Compose dentro de una app en ejecución en un emulador o dispositivo físico.</text:p>
      <text:p text:style-name="Standard"/>
      <text:p text:style-name="P4">Verdadero</text:p>
      <text:p text:style-name="Standard"/>
      <text:p text:style-name="Standard">Falso</text:p>
      <text:p text:style-name="Standard"/>
      <text:p text:style-name="P1"><text:span text:style-name="T1">9. </text:span>Las pruebas de IU se almacenan en el directorio ___.</text:p>
      <text:p text:style-name="Standard"/>
      <text:p text:style-name="Standard">principal</text:p>
      <text:p text:style-name="Standard"/>
      <text:p text:style-name="P4">Prueba de Android</text:p>
      <text:p text:style-name="Standard"/>
      <text:p text:style-name="Standard">prueba</text:p>
      <text:p text:style-name="Standard"/>
      <text:p text:style-name="Standard">res</text:p>
      <text:p text:style-name="Standard"/>
      <text:p text:style-name="P1"><text:span text:style-name="T1">10. </text:span>Las pruebas locales y de la IU deben anotarse con la anotación ___.</text:p>
      <text:p text:style-name="Standard"/>
      <text:p text:style-name="Standard">@VisibleForTesting</text:p>
      <text:p text:style-name="Standard"/>
      <text:p text:style-name="Standard">@Preview</text:p>
      <text:p text:style-name="Standard"/>
      <text:p text:style-name="P4">@Test</text:p>
      <text:p text:style-name="Standard"/>
      <text:p text:style-name="Standard">@Composab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9:57:39.873000000</meta:creation-date>
    <dc:date>2024-10-20T20:18:27.001000000</dc:date>
    <meta:editing-duration>PT20M47S</meta:editing-duration>
    <meta:editing-cycles>1</meta:editing-cycles>
    <meta:document-statistic meta:table-count="0" meta:image-count="0" meta:object-count="0" meta:page-count="2" meta:paragraph-count="46" meta:word-count="251" meta:character-count="1556" meta:non-whitespace-character-count="1351"/>
    <meta:generator>LibreOffice/7.6.4.1$Windows_x86 LibreOffice_project/e19e193f88cd6c0525a17fb7a176ed8e6a3e2aa1</meta:generator>
  </office:meta>
</office:document-meta>
</file>